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officeooo:paragraph-rsid="00130a55"/>
    </style:style>
    <style:style style:name="P2" style:family="paragraph" style:parent-style-name="Text_20_body">
      <style:paragraph-properties fo:text-align="center" style:justify-single-word="false"/>
      <style:text-properties fo:font-weight="bold" officeooo:rsid="00484b52" officeooo:paragraph-rsid="00130a55" style:font-weight-asian="bold" style:font-weight-complex="bold"/>
    </style:style>
    <style:style style:name="P3" style:family="paragraph" style:parent-style-name="Text_20_body">
      <style:text-properties fo:font-weight="bold" officeooo:rsid="0006c4c9" officeooo:paragraph-rsid="00130a55" style:font-weight-asian="bold" style:font-weight-complex="bold"/>
    </style:style>
    <style:style style:name="P4" style:family="paragraph" style:parent-style-name="Text_20_body">
      <style:paragraph-properties fo:text-align="justify" style:justify-single-word="false"/>
      <style:text-properties fo:font-size="10pt" officeooo:paragraph-rsid="00130a55" style:font-size-asian="10pt" style:font-size-complex="10pt"/>
    </style:style>
    <style:style style:name="P5" style:family="paragraph" style:parent-style-name="Text_20_body">
      <style:paragraph-properties fo:text-align="justify" style:justify-single-word="false"/>
      <style:text-properties fo:font-size="10pt" fo:font-style="italic" officeooo:paragraph-rsid="00130a55" style:font-size-asian="10pt" style:font-style-asian="italic" style:font-size-complex="10pt" style:font-style-complex="italic"/>
    </style:style>
    <style:style style:name="P6" style:family="paragraph" style:parent-style-name="Text_20_body">
      <style:paragraph-properties fo:text-align="center" style:justify-single-word="false" fo:padding="0.49mm" fo:border="0.06pt solid #000000" style:shadow="#808080 1.76mm 1.76mm"/>
      <style:text-properties fo:font-weight="bold" officeooo:rsid="000057c8" officeooo:paragraph-rsid="00130a55" style:font-weight-asian="bold" style:font-weight-complex="bold"/>
    </style:style>
    <style:style style:name="P7" style:family="paragraph" style:parent-style-name="Text_20_body">
      <style:paragraph-properties fo:text-align="center" style:justify-single-word="false" fo:padding="0.49mm" fo:border="0.06pt solid #000000" style:shadow="#808080 1.76mm 1.76mm"/>
      <style:text-properties fo:font-weight="bold" officeooo:rsid="0001f785" officeooo:paragraph-rsid="00130a55" style:font-weight-asian="bold" style:font-weight-complex="bold"/>
    </style:style>
    <style:style style:name="P8"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fo:font-weight="bold" officeooo:rsid="004ed2dc" officeooo:paragraph-rsid="00130a55" style:font-weight-asian="bold" style:font-weight-complex="bold"/>
    </style:style>
    <style:style style:name="P9"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fo:font-size="10pt" officeooo:rsid="0049880b" officeooo:paragraph-rsid="00130a55" style:font-size-asian="10pt" style:font-size-complex="10pt"/>
    </style:style>
    <style:style style:name="P10" style:family="paragraph" style:parent-style-name="Text_20_body" style:master-page-name="">
      <loext:graphic-properties draw:fill="none"/>
      <style:paragraph-properties fo:margin-left="0mm" fo:margin-right="0mm" fo:margin-top="0mm" fo:margin-bottom="2.47mm" loext:contextual-spacing="false" fo:line-height="115%" fo:text-align="justify" style:justify-single-word="false" fo:text-indent="13mm" style:auto-text-indent="false" style:page-number="auto" fo:background-color="transparent"/>
      <style:text-properties officeooo:rsid="000476c3" officeooo:paragraph-rsid="00164cae"/>
    </style:style>
    <style:style style:name="P11" style:family="paragraph" style:parent-style-name="Text_20_body">
      <style:paragraph-properties fo:text-align="justify" style:justify-single-word="false"/>
      <style:text-properties fo:color="#c9211e" officeooo:paragraph-rsid="00130a55"/>
    </style:style>
    <style:style style:name="P12" style:family="paragraph" style:parent-style-name="Text_20_body">
      <style:paragraph-properties fo:text-align="justify" style:justify-single-word="false"/>
      <style:text-properties fo:color="#c9211e" officeooo:rsid="0006c4c9" officeooo:paragraph-rsid="00146164"/>
    </style:style>
    <style:style style:name="P13" style:family="paragraph" style:parent-style-name="Text_20_body">
      <style:paragraph-properties fo:text-align="justify" style:justify-single-word="false"/>
      <style:text-properties fo:color="#c9211e" officeooo:rsid="0006c4c9" officeooo:paragraph-rsid="00130a55"/>
    </style:style>
    <style:style style:name="P14" style:family="paragraph" style:parent-style-name="Text_20_body">
      <style:paragraph-properties fo:text-align="justify" style:justify-single-word="false"/>
      <style:text-properties fo:color="#c9211e" officeooo:rsid="0006c4c9" officeooo:paragraph-rsid="001f7d33"/>
    </style:style>
    <style:style style:name="P15" style:family="paragraph" style:parent-style-name="Text_20_body">
      <style:paragraph-properties fo:text-align="justify" style:justify-single-word="false"/>
      <style:text-properties fo:color="#c9211e" officeooo:rsid="0006c4c9" officeooo:paragraph-rsid="00265819"/>
    </style:style>
    <style:style style:name="P16" style:family="paragraph" style:parent-style-name="Text_20_body">
      <style:paragraph-properties fo:text-align="justify" style:justify-single-word="false"/>
      <style:text-properties fo:color="#c9211e" officeooo:rsid="001895bb" officeooo:paragraph-rsid="0019fabf"/>
    </style:style>
    <style:style style:name="T1" style:family="text">
      <style:text-properties officeooo:rsid="0006c4c9"/>
    </style:style>
    <style:style style:name="T2" style:family="text">
      <style:text-properties style:text-underline-style="solid" style:text-underline-type="double" style:text-underline-width="auto" style:text-underline-color="font-color"/>
    </style:style>
    <style:style style:name="T3" style:family="text">
      <style:text-properties officeooo:rsid="00484b52"/>
    </style:style>
    <style:style style:name="T4" style:family="text">
      <style:text-properties fo:font-weight="bold" style:font-weight-asian="bold" style:font-weight-complex="bold"/>
    </style:style>
    <style:style style:name="T5" style:family="text">
      <style:text-properties fo:font-weight="bold" officeooo:rsid="0049a36b" style:font-weight-asian="bold" style:font-weight-complex="bold"/>
    </style:style>
    <style:style style:name="T6" style:family="text">
      <style:text-properties fo:font-style="italic" fo:font-weight="normal" officeooo:rsid="004d12af" style:font-style-asian="italic" style:font-weight-asian="normal" style:font-style-complex="italic" style:font-weight-complex="normal"/>
    </style:style>
    <style:style style:name="T7" style:family="text">
      <style:text-properties fo:font-style="italic" fo:font-weight="normal" officeooo:rsid="0049880b" style:font-style-asian="italic" style:font-weight-asian="normal" style:font-style-complex="italic" style:font-weight-complex="normal"/>
    </style:style>
    <style:style style:name="T8" style:family="text">
      <style:text-properties fo:font-style="italic" fo:font-weight="normal" officeooo:rsid="00714cbe"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542796" style:font-style-asian="italic" style:font-style-complex="italic"/>
    </style:style>
    <style:style style:name="T11" style:family="text">
      <style:text-properties fo:font-style="italic" officeooo:rsid="00132f42" style:font-style-asian="italic" style:font-style-complex="italic"/>
    </style:style>
    <style:style style:name="T12" style:family="text">
      <style:text-properties fo:font-style="italic" style:text-underline-style="solid" style:text-underline-type="double" style:text-underline-width="auto" style:text-underline-color="font-color" style:font-style-asian="italic" style:font-style-complex="italic"/>
    </style:style>
    <style:style style:name="T13" style:family="text">
      <style:text-properties fo:font-style="italic" style:text-underline-style="none" fo:font-weight="normal" officeooo:rsid="001f77ee" style:font-style-asian="italic" style:font-weight-asian="normal" style:font-style-complex="italic"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49880b" style:font-style-asian="normal" style:font-weight-asian="normal" style:font-style-complex="normal" style:font-weight-complex="normal"/>
    </style:style>
    <style:style style:name="T16" style:family="text">
      <style:text-properties fo:font-style="normal" fo:font-weight="normal" officeooo:rsid="004b8bce" style:font-style-asian="normal" style:font-weight-asian="normal" style:font-style-complex="normal" style:font-weight-complex="normal"/>
    </style:style>
    <style:style style:name="T17" style:family="text">
      <style:text-properties fo:font-style="normal" fo:font-weight="normal" officeooo:rsid="004c44ff" style:font-style-asian="normal" style:font-weight-asian="normal" style:font-style-complex="normal" style:font-weight-complex="normal"/>
    </style:style>
    <style:style style:name="T18" style:family="text">
      <style:text-properties fo:font-style="normal" fo:font-weight="normal" officeooo:rsid="0057280b" style:font-style-asian="normal" style:font-weight-asian="normal" style:font-style-complex="normal" style:font-weight-complex="normal"/>
    </style:style>
    <style:style style:name="T19" style:family="text">
      <style:text-properties fo:font-style="normal" fo:font-weight="normal" officeooo:rsid="0049a36b" style:font-style-asian="normal" style:font-weight-asian="normal" style:font-style-complex="normal" style:font-weight-complex="normal"/>
    </style:style>
    <style:style style:name="T20" style:family="text">
      <style:text-properties fo:font-style="normal" fo:font-weight="normal" officeooo:rsid="00578f38" style:font-style-asian="normal" style:font-weight-asian="normal" style:font-style-complex="normal" style:font-weight-complex="normal"/>
    </style:style>
    <style:style style:name="T21" style:family="text">
      <style:text-properties fo:font-style="normal" fo:font-weight="normal" officeooo:rsid="005a68ec" style:font-style-asian="normal" style:font-weight-asian="normal" style:font-style-complex="normal" style:font-weight-complex="normal"/>
    </style:style>
    <style:style style:name="T22" style:family="text">
      <style:text-properties fo:font-style="normal" fo:font-weight="normal" officeooo:rsid="004d12af" style:font-style-asian="normal" style:font-weight-asian="normal" style:font-style-complex="normal" style:font-weight-complex="normal"/>
    </style:style>
    <style:style style:name="T23" style:family="text">
      <style:text-properties fo:font-style="normal" fo:font-weight="normal" officeooo:rsid="00714cbe"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fo:font-weight="normal" officeooo:rsid="004c44ff" style:font-style-asian="normal" style:font-weight-asian="normal" style:font-style-complex="normal" style:font-weight-complex="normal"/>
    </style:style>
    <style:style style:name="T26" style:family="text">
      <style:text-properties fo:font-style="normal" style:text-underline-style="solid" style:text-underline-width="auto" style:text-underline-color="font-color" fo:font-weight="normal" officeooo:rsid="0049a36b" style:font-style-asian="normal" style:font-weight-asian="normal" style:font-style-complex="normal" style:font-weight-complex="normal"/>
    </style:style>
    <style:style style:name="T27" style:family="text">
      <style:text-properties fo:font-style="normal" style:text-underline-style="solid" style:text-underline-width="auto" style:text-underline-color="font-color" fo:font-weight="normal" officeooo:rsid="005a68ec"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4c44ff" style:font-style-asian="normal" style:font-style-complex="normal"/>
    </style:style>
    <style:style style:name="T30" style:family="text">
      <style:text-properties fo:font-style="normal" officeooo:rsid="0059f503" style:font-style-asian="normal" style:font-style-complex="normal"/>
    </style:style>
    <style:style style:name="T31" style:family="text">
      <style:text-properties fo:font-style="normal" officeooo:rsid="00132f42" style:font-style-asian="normal" style:font-style-complex="normal"/>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tyle="normal" style:text-underline-style="none" fo:font-weight="normal" officeooo:rsid="004c44ff" style:font-style-asian="normal" style:font-weight-asian="normal" style:font-style-complex="normal" style:font-weight-complex="normal"/>
    </style:style>
    <style:style style:name="T34" style:family="text">
      <style:text-properties fo:font-style="normal" style:text-underline-style="none" fo:font-weight="normal" officeooo:rsid="004ed2dc" style:font-style-asian="normal" style:font-weight-asian="normal" style:font-style-complex="normal" style:font-weight-complex="normal"/>
    </style:style>
    <style:style style:name="T35" style:family="text">
      <style:text-properties fo:font-style="normal" style:text-underline-style="none" fo:font-weight="normal" officeooo:rsid="0049a36b" style:font-style-asian="normal" style:font-weight-asian="normal" style:font-style-complex="normal" style:font-weight-complex="normal"/>
    </style:style>
    <style:style style:name="T36" style:family="text">
      <style:text-properties fo:font-style="normal" style:text-underline-style="none" fo:font-weight="normal" officeooo:rsid="005a68ec" style:font-style-asian="normal" style:font-weight-asian="normal" style:font-style-complex="normal" style:font-weight-complex="normal"/>
    </style:style>
    <style:style style:name="T37" style:family="text">
      <style:text-properties fo:font-style="normal" style:text-underline-style="none" fo:font-weight="normal" officeooo:rsid="001f77ee" style:font-style-asian="normal" style:font-weight-asian="normal" style:font-style-complex="normal" style:font-weight-complex="normal"/>
    </style:style>
    <style:style style:name="T38" style:family="text">
      <style:text-properties fo:font-style="normal" fo:font-weight="bold" officeooo:rsid="0049880b" style:font-style-asian="normal" style:font-weight-asian="bold" style:font-style-complex="normal" style:font-weight-complex="bold"/>
    </style:style>
    <style:style style:name="T39" style:family="text">
      <style:text-properties fo:font-style="normal" fo:font-weight="bold" officeooo:rsid="004d12af" style:font-style-asian="normal" style:font-weight-asian="bold" style:font-style-complex="normal" style:font-weight-complex="bold"/>
    </style:style>
    <style:style style:name="T40" style:family="text">
      <style:text-properties officeooo:rsid="00542796"/>
    </style:style>
    <style:style style:name="T41" style:family="text">
      <style:text-properties officeooo:rsid="005b1a47"/>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1b1b7c"/>
    </style:style>
    <style:style style:name="T44" style:family="text">
      <style:text-properties officeooo:rsid="001a87a7"/>
    </style:style>
    <style:style style:name="T45" style:family="text">
      <style:text-properties officeooo:rsid="00130a55"/>
    </style:style>
    <style:style style:name="T46" style:family="text">
      <style:text-properties style:text-position="super 58%"/>
    </style:style>
    <style:style style:name="T47" style:family="text">
      <style:text-properties style:text-position="super 58%" officeooo:rsid="0006c4c9"/>
    </style:style>
    <style:style style:name="T48" style:family="text">
      <style:text-properties style:text-underline-style="none" officeooo:rsid="001b1b7c"/>
    </style:style>
    <style:style style:name="T49" style:family="text">
      <style:text-properties style:text-underline-style="none" officeooo:rsid="001f77ee"/>
    </style:style>
    <style:style style:name="T50" style:family="text">
      <style:text-properties officeooo:rsid="002c199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5</text:span><text:span text:style-name="T46">e</text:span> / français / télé-travail n°1 : <text:span text:style-name="T45">correction</text:span></text:p>
      <text:p text:style-name="P7">é<text:span text:style-name="T3">tude du subjonctif : étude de la conjugaison</text:span></text:p>
      <text:p text:style-name="P10"><text:span text:style-name="T17">L</text:span><text:span text:style-name="T15">e subjonctif est un </text:span><text:span text:style-name="T38">mode</text:span><text:span text:style-name="T15"> dont le </text:span><text:span text:style-name="T38">temps</text:span><text:span text:style-name="T15"> principal est le présent. Le subjonctif présent apparaît après certaines expressions comme « il faut que … », « à moins que… ». </text:span><text:span text:style-name="T22">Il est </text:span><text:span text:style-name="T39">toujours</text:span><text:span text:style-name="T22"> précédé du mot </text:span><text:span text:style-name="T6">que</text:span><text:span text:style-name="T22"> </text:span><text:span text:style-name="T23">ou </text:span><text:span text:style-name="T8">qui</text:span><text:span text:style-name="T22">. </text:span><text:span text:style-name="T15">Sa conjugaison est assez simple : à part </text:span><text:span text:style-name="T7">être</text:span><text:span text:style-name="T15"> et </text:span><text:span text:style-name="T7">avoir</text:span><text:span text:style-name="T15">, tous les verbes suiv</text:span><text:span text:style-name="T16">e</text:span><text:span text:style-name="T15">nt la même conjugaison </text:span><text:span text:style-name="T16">et ont pour finale </text:span><text:span text:style-name="T25">e</text:span><text:span text:style-name="T17">, </text:span><text:span text:style-name="T25">es</text:span><text:span text:style-name="T17">, </text:span><text:span text:style-name="T25">e</text:span><text:span text:style-name="T17">, </text:span><text:span text:style-name="T25">ions</text:span><text:span text:style-name="T17">, </text:span><text:span text:style-name="T25">iez</text:span><text:span text:style-name="T17">, </text:span><text:span text:style-name="T25">ont</text:span><text:span text:style-name="T17"> :</text:span></text:p>
      <text:p text:style-name="P8"><text:span text:style-name="T29">c</text:span><text:span text:style-name="T28">onjugaison régulière : </text:span><text:span text:style-name="T30">3 exemples</text:span><text:span text:style-name="T28"><text:tab/><text:tab/><text:tab/><text:tab/><text:tab/></text:span><text:span text:style-name="T29">c</text:span><text:span text:style-name="T28">onjugaison</text:span><text:span text:style-name="T30">s</text:span><text:span text:style-name="T28"> irrégulière</text:span><text:span text:style-name="T30">s</text:span></text:p>
      <text:p text:style-name="P9"><text:span text:style-name="T18">que je prenne<text:tab/><text:tab/></text:span><text:span text:style-name="T19">que j’aim</text:span><text:span text:style-name="T26">e</text:span><text:span text:style-name="T19"><text:tab/><text:tab/></text:span><text:span text:style-name="T14">que je meur</text:span><text:span text:style-name="T24">e</text:span><text:span text:style-name="T32"><text:tab/><text:tab/></text:span><text:span text:style-name="T33">que je sois<text:tab/><text:tab/></text:span><text:span text:style-name="T34">que j’aie</text:span></text:p>
      <text:p text:style-name="P9"><text:span text:style-name="T18">que tu prennes <text:tab/><text:tab/></text:span><text:span text:style-name="T19">que tu aim</text:span><text:span text:style-name="T26">es</text:span><text:span text:style-name="T19"><text:tab/><text:tab/></text:span><text:span text:style-name="T14">que tu meur</text:span><text:span text:style-name="T24">es</text:span><text:span text:style-name="T32"><text:tab/><text:tab/></text:span><text:span text:style-name="T33">que tu sois<text:tab/><text:tab/></text:span><text:span text:style-name="T34">que tu aies</text:span></text:p>
      <text:p text:style-name="P9"><text:span text:style-name="T18">qu’il prenne<text:tab/><text:tab/></text:span><text:span text:style-name="T19">qu’il aim</text:span><text:span text:style-name="T26">e</text:span><text:span text:style-name="T19"><text:tab/><text:tab/></text:span><text:span text:style-name="T14">qu’il meur</text:span><text:span text:style-name="T24">e</text:span><text:span text:style-name="T32"><text:tab/><text:tab/></text:span><text:span text:style-name="T34">qu’il soit<text:tab/><text:tab/>qu’il ait</text:span></text:p>
      <text:p text:style-name="P9"><text:span text:style-name="T20">que nous prenions<text:tab/></text:span><text:span text:style-name="T19">que nous aim</text:span><text:span text:style-name="T26">ions</text:span><text:span text:style-name="T35"><text:tab/><text:tab/></text:span><text:span text:style-name="T14">que nous mour</text:span><text:span text:style-name="T24">ions</text:span><text:span text:style-name="T32"><text:tab/></text:span><text:span text:style-name="T34">que nous soyons<text:tab/><text:tab/>que nous ayons</text:span></text:p>
      <text:p text:style-name="P9"><text:span text:style-name="T19">que vous aim</text:span><text:span text:style-name="T26">iez</text:span><text:span text:style-name="T19"><text:tab/><text:tab/></text:span><text:span text:style-name="T14">que vous </text:span><text:span text:style-name="T21">aim</text:span><text:span text:style-name="T24">iez</text:span><text:span text:style-name="T32"><text:tab/><text:tab/></text:span><text:span text:style-name="T36">que vous mour</text:span><text:span text:style-name="T27">iez</text:span><text:span text:style-name="T32"><text:tab/></text:span><text:span text:style-name="T34">que vous soyez<text:tab/><text:tab/>que vous ayez</text:span></text:p>
      <text:p text:style-name="P9"><text:span text:style-name="T19">qu’ils aim</text:span><text:span text:style-name="T26">ent</text:span><text:span text:style-name="T19"><text:tab/><text:tab/></text:span><text:span text:style-name="T14">qu’ils </text:span><text:span text:style-name="T21">aim</text:span><text:span text:style-name="T27">ent</text:span><text:span text:style-name="T32"><text:tab/><text:tab/></text:span><text:span text:style-name="T36">qu’ils meur</text:span><text:span text:style-name="T27">ent</text:span><text:span text:style-name="T32"><text:tab/><text:tab/></text:span><text:span text:style-name="T34">qu’ils soient<text:tab/><text:tab/>qu’ils aient</text:span></text:p>
      <text:p text:style-name="P1"/>
      <text:p text:style-name="P2"><text:span text:style-name="T40">texte de Guy de Maupassant : </text:span><text:span text:style-name="T10">incipit</text:span><text:span text:style-name="T40"> de </text:span>Chine et Japon <text:span text:style-name="T41">(nouvelle datant de 1880)</text:span></text:p>
      <text:p text:style-name="P4"><text:tab/><text:span text:style-name="T9">Une femme du monde des plus en vue donnait dernièrement </text:span><text:span text:style-name="T12">une soirée</text:span><text:span text:style-name="T9"> qui fit du bruit et où deux voyageurs spirituels, l’un parlant, l’autre dessinant avec talent, exposèrent </text:span><text:span text:style-name="T12">la vie au Japon</text:span><text:span text:style-name="T9">, </text:span><text:span text:style-name="T12">à la foule de spectateurs et d’auditeurs réunis autour d’eux</text:span><text:span text:style-name="T9">. </text:span></text:p>
      <text:p text:style-name="P5"><text:tab/>Le Japon est à la mode. <text:span text:style-name="T4">Il n’est point une rue dans Paris qui n’ait sa boutique de japoneries</text:span> ; il n’est point un boudoir ou un salon de jolie femme qui ne soit bondé de bibelots japonais. Vases du Japon, tentures du Japon, soieries du Japon, jouets du Japon, porte-allumettes, encriers, services à thé, assiettes, robes même, coiffures aussi, bijoux, sièges, tout vient du Japon en ce moment. C’est plus qu’une invasion, c’est une décentralisation du goût ; <text:span text:style-name="T42">et</text:span> <text:span text:style-name="T42">le</text:span> <text:span text:style-name="T42">bibelot</text:span> <text:span text:style-name="T42">japonais</text:span> <text:span text:style-name="T42">a pris</text:span> <text:span text:style-name="T42">une</text:span> <text:span text:style-name="T42">telle</text:span> <text:span text:style-name="T42">importance</text:span>, nous arrive en telle quantité, qu’<text:span text:style-name="T2">il</text:span> a tué <text:span text:style-name="T2">le bibelot français</text:span>. <text:span text:style-name="T5"><text:s/></text:span></text:p>
      <text:p text:style-name="P1"/>
      <text:p text:style-name="P3">Questions sur le texte. <text:span text:style-name="T44">Sauf mention contraire, toutes les réponses doivent être rédigées sans abréviation.</text:span></text:p>
      <text:p text:style-name="P11"><text:span text:style-name="T1">(01) Ce texte a été publié en 1880 et date par conséquent du XIX</text:span><text:span text:style-name="T47">e</text:span><text:span text:style-name="T1"> siècle.</text:span></text:p>
      <text:p text:style-name="P11"><text:span text:style-name="T1">(02) Les </text:span><text:span text:style-name="T11">tentures</text:span><text:span text:style-name="T31"> sont les tissus servant à la décoration d'une pièce.</text:span></text:p>
      <text:p text:style-name="P12">(03) «ait» dans «qui n’ait sa boutique» est le verbe <text:span text:style-name="T9">avoir</text:span> au subjonctif présent, 3S. «soit» dans «qui ne soit bondé» est le verbe <text:span text:style-name="T9">être</text:span> au subjonctif présent, 3S .</text:p>
      <text:p text:style-name="P13">(04) <text:tab/>indicatif.présent:<text:tab/>je tiens, tu tiens, il tient, nous tenons, vous tenez, ils tiennent</text:p>
      <text:p text:style-name="P16"><text:tab/>subjonctif présent:<text:tab/>que je tienne, que tu tiennes, qu’il tienne, que nous tenions, que vous teniez, qu’ils</text:p>
      <text:p text:style-name="P16"><text:tab/><text:tab/><text:tab/><text:tab/>tiennent</text:p>
      <text:p text:style-name="P11"><text:span text:style-name="T1">(05) Il n’est point </text:span><text:span text:style-name="T43">de rues</text:span><text:span text:style-name="T48"> dans Paris qui n’</text:span><text:span text:style-name="T43">aient</text:span><text:span text:style-name="T48"> leur boutique de japoneries. </text:span><text:span text:style-name="T49">On peut aussi accepter </text:span><text:span text:style-name="T13">leurs boutiques</text:span><text:span text:style-name="T37">.</text:span></text:p>
      <text:p text:style-name="P14">(06) «et» est une conjonction de coordination, «le» est ici un déterminant article défini, «bibelot» est un nom commun, «japonais» est un adjectif, «a pris» est un verbe (prendre, actif.indicatif.passé composé, 3S), «une» est un déterminant article indéfini, «tel» est un adjectif et «importance» est un nom commun.</text:p>
      <text:p text:style-name="P15">(07) «une soirée» est le COD de «donnait», «la vie du Japon» est le COD d’ «exposèrent», «à la foule de spectateurs et d’auditeurs réunis autour d’eux» est le COI d’«exposèrent» et «le bibelot français» est le COD de «a tué». <text:span text:style-name="T50">COD = question que, quoi ? COI = question à qui, de qui, à quoi, de quoi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6T14:51:16.257183623</meta:creation-date>
    <dc:date>2020-03-19T18:32:52.070670894</dc:date>
    <meta:editing-duration>PT38M57S</meta:editing-duration>
    <meta:editing-cycles>19</meta:editing-cycles>
    <meta:generator>LibreOffice/6.3.5.2$Linux_X86_64 LibreOffice_project/30$Build-2</meta:generator>
    <meta:document-statistic meta:table-count="0" meta:image-count="0" meta:object-count="0" meta:page-count="1" meta:paragraph-count="23" meta:word-count="557" meta:character-count="3209" meta:non-whitespace-character-count="2638"/>
  </office:meta>
</office:document-meta>
</file>